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cd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E, </text:span>além disso, separei alguns links que eu acredito serem fundamentais no arcabouço pessoal de vocês todos, seja para consultar, aprender ou se aprofundar em versionamento de código. <text:s text:c="3"/></text:p>
      <text:p text:style-name="Standard"/>
      <text:p text:style-name="Standard">- <text:a xlink:type="simple" xlink:href="https://commonmark.org/" text:style-name="Internet_20_link" text:visited-style-name="Visited_20_Internet_20_Link">https://commonmark.org/</text:a> - CommonMark fornece uma especificação robusta e interoperável para Markdown, projetada para resolver inconsistências no formato original.</text:p>
      <text:p text:style-name="Standard"/>
      <text:p text:style-name="Standard">- <text:a xlink:type="simple" xlink:href="https://www.markdownguide.org/" text:style-name="Internet_20_link" text:visited-style-name="Visited_20_Internet_20_Link">https://www.markdownguide.org/</text:a> - Um guia prático para aprender e usar Markdown, incluindo sintaxe básica e exemplos avançados.</text:p>
      <text:p text:style-name="Standard"/>
      <text:p text:style-name="Standard">- <text:a xlink:type="simple" xlink:href="https://docs.github.com/pt/get-started/writing-on-github/getting-started-with-writing-and-formatting-on-github/basic-writing-and-formatting-syntax" text:style-name="Internet_20_link" text:visited-style-name="Visited_20_Internet_20_Link">https://docs.github.com/pt/get-started/writing-on-github/getting-started-with-writing-and-formatting-on-github/basic-writing-and-formatting-syntax</text:a> - Documentação do GitHub explicando a sintaxe básica de escrita e formatação no GitHub.</text:p>
      <text:p text:style-name="Standard"/>
      <text:p text:style-name="Standard">- <text:a xlink:type="simple" xlink:href="https://git-scm.com/doc" text:style-name="Internet_20_link" text:visited-style-name="Visited_20_Internet_20_Link">https://git-scm.com/doc</text:a> - Página central de documentação do Git, com links para manuais, vídeos e outros recursos para aprender Git.</text:p>
      <text:p text:style-name="Standard"/>
      <text:p text:style-name="Standard">- <text:a xlink:type="simple" xlink:href="https://docs.github.com/pt" text:style-name="Internet_20_link" text:visited-style-name="Visited_20_Internet_20_Link">https://docs.github.com/pt</text:a> - Documentação oficial do GitHub em português, cobrindo todos os aspectos da utilização da plataforma.</text:p>
      <text:p text:style-name="Standard"/>
      <text:p text:style-name="Standard">- <text:a xlink:type="simple" xlink:href="https://github.blog/2020-12-15-token-authentication-requirements-for-git-operations/" text:style-name="Internet_20_link" text:visited-style-name="Visited_20_Internet_20_Link">https://github.blog/2020-12-15-token-authentication-requirements-for-git-operations/</text:a> - Um artigo do blog do GitHub sobre os requisitos de autenticação por token para operações Git a partir de agosto de 2021.</text:p>
      <text:p text:style-name="Standard"/>
      <text:p text:style-name="Standard">- <text:a xlink:type="simple" xlink:href="https://www.youtube.com/watch?v=4XpnKHJAok8" text:style-name="Internet_20_link" text:visited-style-name="Visited_20_Internet_20_Link">https://www.youtube.com/watch?v=4XpnKHJAok8</text:a> - Vídeo tutorial sobre como usar o Git, oferecendo uma introdução prática à ferramenta, por Linus Torvalds.</text:p>
      <text:p text:style-name="Standard"/>
      <text:p text:style-name="Standard">- <text:a xlink:type="simple" xlink:href="https://git-scm.com/book/en/v2" text:style-name="Internet_20_link" text:visited-style-name="Visited_20_Internet_20_Link">https://git-scm.com/book/en/v2</text:a> - O livro "Pro Git", disponível online, oferecendo uma introdução completa e aprofundada ao Git, desde conceitos básicos até técnicas avançadas.</text:p>
      <text:p text:style-name="Standard"/>
      <text:p text:style-name="Standard">- <text:a xlink:type="simple" xlink:href="https://www.youtube.com/watch?v=6Czd1Yetaac" text:style-name="Internet_20_link" text:visited-style-name="Visited_20_Internet_20_Link">https://www.youtube.com/watch?v=6Czd1Yetaac</text:a> - Entendendo Git (Não é um tutorial) – Akita</text:p>
      <text:p text:style-name="Standard"/>
      <text:p text:style-name="Standard">- <text:a xlink:type="simple" xlink:href="https://www.youtube.com/watch?v=ts-H3W1uLMM&amp;list=WL&amp;index=3" text:style-name="Internet_20_link" text:visited-style-name="Visited_20_Internet_20_Link">https://www.youtube.com/watch?v=ts-H3W1uLMM&amp;list=WL&amp;index=3</text:a> - Minicurso de Git, para relembrar aquilo que já vimos nas aulas sob outro ângulo!</text:p>
      <text:p text:style-name="Standard"/>
      <text:p text:style-name="Standard">- <text:a xlink:type="simple" xlink:href="https://www.youtube.com/watch?v=6OokP-NE49k" text:style-name="Internet_20_link" text:visited-style-name="Visited_20_Internet_20_Link">https://www.youtube.com/watch?v=6OokP-NE49k</text:a> - Usando Git Direito | Limpando seus Commits - Akit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3T17:04:28.388325460</meta:creation-date>
    <dc:date>2025-06-03T17:09:53.519710461</dc:date>
    <meta:editing-duration>PT5M25S</meta:editing-duration>
    <meta:editing-cycles>1</meta:editing-cycles>
    <meta:document-statistic meta:table-count="0" meta:image-count="0" meta:object-count="0" meta:page-count="1" meta:paragraph-count="12" meta:word-count="223" meta:character-count="1851" meta:non-whitespace-character-count="1634"/>
    <meta:generator>LibreOffice/25.2.3.2$Linux_X86_64 LibreOffice_project/520$Build-2</meta:generator>
  </office:meta>
</office:document-meta>
</file>